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6000000DF30B381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9999ff" draw:textarea-horizontal-align="left" draw:textarea-vertical-align="top" draw:auto-grow-height="false" fo:padding-top="0.13cm" fo:padding-bottom="0.13cm" fo:padding-left="0.25cm" fo:padding-right="0.25cm" fo:wrap-option="wrap" draw:shadow="hidden" draw:shadow-color="#00007d"/>
    </style:style>
    <style:style style:name="gr2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9999ff" draw:textarea-horizontal-align="justify" draw:textarea-vertical-align="middle" draw:auto-grow-height="true" draw:auto-grow-width="false" fo:min-height="5.879cm" fo:min-width="0cm" fo:padding-top="0.13cm" fo:padding-bottom="0.13cm" fo:padding-left="0.25cm" fo:padding-right="0.25cm" fo:wrap-option="wrap" draw:shadow="hidden" draw:shadow-color="#00007d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Default-title">
      <style:graphic-properties fo:min-height="3.561cm"/>
    </style:style>
    <style:style style:name="pr4" style:family="presentation" style:parent-style-name="Default-outline1">
      <style:graphic-properties fo:min-height="12.323cm"/>
    </style:style>
    <style:style style:name="pr5" style:family="presentation" style:parent-style-name="Default-notes">
      <style:graphic-properties draw:fill-color="#ffffff" fo:min-height="11.179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T1" style:family="text">
      <style:text-properties fo:color="#ffffff" fo:font-family="Verdana" style:font-family-generic="swiss" style:font-pitch="variable" fo:font-size="40pt" fo:language="en" fo:country="US" style:font-size-asian="40pt" style:font-size-complex="4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000000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IntelliGrape Softwa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6.722cm" svg:height="6.139cm" svg:x="8.255cm" svg:y="5.08cm" presentation:class="title" presentation:user-transformed="true">
          <draw:text-box>
            <text:p text:style-name="P1"><text:span text:style-name="T1">Java Script</text:span></text:p>
          </draw:text-box>
        </draw:frame>
        <draw:custom-shape draw:style-name="gr1" draw:text-style-name="P2" draw:layer="layout" svg:width="16.722cm" svg:height="4.868cm" svg:x="8.678cm" svg:y="12.2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Java Script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JavaScript is the most popular scripting language on the internet, and works in all major browsers, such as Internet Explorer, Firefox, Chrome, Opera, and Safari.</text:p>
                <text:p/>
              </text:list-item>
              <text:list-item>
                <text:p>JavaScript is used to add functionality, validate forms, detect browsers, and much more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What is JavaScript?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header>
                <text:p/>
              </text:list-header>
              <text:list-item>
                <text:p>JavaScript is a scripting language</text:p>
              </text:list-item>
              <text:list-item>
                <text:p>A scripting language is a lightweight programming language</text:p>
              </text:list-item>
              <text:list-item>
                <text:p>JavaScript is usually embedded directly into HTML pages</text:p>
              </text:list-item>
              <text:list-item>
                <text:p>JavaScript is an interpreted language (means that scripts execute without preliminary compilation)</text:p>
              </text:list-item>
              <text:list-item>
                <text:p>Everyone can use JavaScript without purchasing a licens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What can a JavaScript do?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header>
                <text:p/>
              </text:list-header>
              <text:list-item>
                <text:p>JavaScript gives HTML designers a programming tool.</text:p>
              </text:list-item>
              <text:list-item>
                <text:p>JavaScript can put dynamic text into an HTML page.</text:p>
              </text:list-item>
              <text:list-item>
                <text:p>JavaScript can react to events.</text:p>
              </text:list-item>
              <text:list-item>
                <text:p>JavaScript can read and write HTML elements.</text:p>
              </text:list-item>
              <text:list-item>
                <text:p>JavaScript can be used to validate data.</text:p>
              </text:list-item>
              <text:list-item>
                <text:p>JavaScript can be used to detect the visitor's browser.</text:p>
              </text:list-item>
              <text:list-item>
                <text:p>JavaScript can be used to create cooki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4" presentation:class="page"/>
          <draw:frame presentation:style-name="pr5" draw:layer="layout" svg:width="15.239cm" svg:height="12.216cm" svg:x="1.905cm" svg:y="12.064cm" presentation:class="notes" presentation:user-transformed="true">
            <draw:text-box>
              <text:p><text:s/>JavaScript gives HTML designers a programming tool - HTML authors are normally not programmers, but JavaScript is a scripting language with a very simple syntax! Almost anyone can put small "snippets" of code into their HTML pages</text:p>
              <text:p><text:s/>JavaScript can put dynamic text into an HTML page - A JavaScript statement like this: document.write("&lt;h1&gt;" + name + "&lt;/h1&gt;") can write a variable text into an HTML page</text:p>
              <text:p><text:s/>JavaScript can react to events - A JavaScript can be set to execute when something happens, like when a page has finished loading or when a user clicks on an HTML element</text:p>
              <text:p><text:s/>JavaScript can read and write HTML elements - A JavaScript can read and change the content of an HTML element</text:p>
              <text:p><text:s/>JavaScript can be used to validate data - A JavaScript can be used to validate form data before it is submitted to a server. This saves the server from extra processing</text:p>
              <text:p><text:s/>JavaScript can be used to detect the visitor's browser - A JavaScript can be used to detect the visitor's browser, and - depending on the browser - load another page specifically designed for that browser</text:p>
              <text:p><text:s/>JavaScript can be used to create cookies - A JavaScript can be used to store and retrieve information on the visitor's computer</text:p>
              <text:p/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Script Tag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header>
                <text:p/>
                <text:p>&lt;script type="text/javascript"&gt;</text:p>
                <text:list>
                  <text:list-item>
                    <text:list>
                      <text:list-header>
                        <text:p>document.write("Hello World!");</text:p>
                      </text:list-header>
                    </text:list>
                  </text:list-item>
                </text:list>
                <text:p>&lt;/script&gt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Where to Put the JavaScript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JavaScripts in the head section will be executed when called.</text:p>
                <text:list>
                  <text:list-item>
                    <text:list>
                      <text:list-header>
                        <text:p>&lt;html&gt;</text:p>
                        <text:list>
                          <text:list-header>
                            <text:p>&lt;head&gt;</text:p>
                            <text:list>
                              <text:list-header>
                                <text:p>&lt;script type="text/javascript"&gt;</text:p>
                                <text:list>
                                  <text:list-header>
                                    <text:p>function message()</text:p>
                                  </text:list-header>
                                </text:list>
                                <text:p>{</text:p>
                                <text:list>
                                  <text:list-item>
                                    <text:list>
                                      <text:list-header>
                                        <text:p><text:s text:c="8"/>alert("This alert box was called with the onload event");</text:p>
                                      </text:list-header>
                                    </text:list>
                                  </text:list-item>
                                </text:list>
                                <text:p>}</text:p>
                                <text:p>&lt;/script&gt;</text:p>
                              </text:list-header>
                            </text:list>
                            <text:p>&lt;/head&gt;</text:p>
                            <text:p>&lt;body onload="message()"&gt;</text:p>
                            <text:p>&lt;/body&gt;</text:p>
                          </text:list-header>
                        </text:list>
                        <text:p>&lt;/html&gt;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Conti...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JavaScripts in the body section will be executed while the page loads.</text:p>
                <text:list>
                  <text:list-item>
                    <text:list>
                      <text:list-header>
                        <text:p>&lt;html&gt;</text:p>
                        <text:list>
                          <text:list-header>
                            <text:p>&lt;head&gt;</text:p>
                            <text:p>&lt;/head&gt;</text:p>
                            <text:p>&lt;body&gt;</text:p>
                            <text:list>
                              <text:list-header>
                                <text:p>&lt;script type="text/javascript"&gt;</text:p>
                                <text:p>document.write("This message is written by JavaScript");</text:p>
                                <text:p>&lt;/script&gt;</text:p>
                              </text:list-header>
                            </text:list>
                            <text:p>&lt;/body&gt;</text:p>
                          </text:list-header>
                        </text:list>
                        <text:p>&lt;/html&gt;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External JavaScript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header>
                <text:p>&lt;html&gt;</text:p>
                <text:list>
                  <text:list-header>
                    <text:p>&lt;head&gt;</text:p>
                    <text:list>
                      <text:list-header>
                        <text:p>&lt;script type="text/javascript" src="xxx.js"&gt;</text:p>
                        <text:p>&lt;/script&gt;</text:p>
                      </text:list-header>
                    </text:list>
                    <text:p>&lt;/head&gt;</text:p>
                    <text:p>&lt;body&gt;</text:p>
                    <text:p>&lt;/body&gt;</text:p>
                  </text:list-header>
                </text:list>
                <text:p>&lt;/html&gt;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Java Script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JavaScript is Case Sensitive.</text:p>
              </text:list-item>
              <text:list-item>
                <text:p>JavaScript Statements</text:p>
                <text:list>
                  <text:list-header>
                    <text:p>A JavaScript statement is a command to a browser. </text:p>
                    <text:p>Ex : document.write("Hello");</text:p>
                  </text:list-header>
                </text:list>
              </text:list-item>
              <text:list-item>
                <text:p>JavaScript Comments</text:p>
                <text:list>
                  <text:list-header>
                    <text:p>// <text:s/>Single Line</text:p>
                    <text:p><text:s/>/* Multi Line */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Conti.....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JavaScript Variables</text:p>
                <text:list>
                  <text:list-header>
                    <text:p>var x=5;</text:p>
                    <text:p>var carname="Volvo";</text:p>
                    <text:p>var d = new Date();</text:p>
                  </text:list-header>
                </text:list>
              </text:list-item>
              <text:list-item>
                <text:p>JavaScript If...Else Statements</text:p>
                <text:list>
                  <text:list-header>
                    <text:p>if (condition)</text:p>
                    <text:p><text:s text:c="2"/>{ <text:s/>code to be executed if condition is true <text:s/>}</text:p>
                    <text:p>else</text:p>
                    <text:p><text:s text:c="2"/>{ <text:s/>code to be executed if condition is not true <text:s text:c="2"/>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Conti.....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JavaScript Switch Statement.</text:p>
                <text:list>
                  <text:list-header>
                    <text:p>switch(n)</text:p>
                    <text:p>{</text:p>
                    <text:p>case 1:</text:p>
                    <text:p><text:s text:c="2"/>execute code block 1</text:p>
                    <text:p><text:s text:c="2"/>break;</text:p>
                    <text:p>case 2:</text:p>
                    <text:p><text:s text:c="2"/>execute code block 2</text:p>
                    <text:p><text:s text:c="2"/>break;</text:p>
                    <text:p>default:</text:p>
                    <text:p><text:s text:c="2"/>code to be executed if n is different from case 1 and 2</text:p>
                    <text:p>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Conti...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JavaScript Popup Boxes</text:p>
                <text:list>
                  <text:list-header>
                    <text:p>alert("I am an alert box!");</text:p>
                    <text:p>confirm("sometext");</text:p>
                    <text:p>prompt("sometext","defaultvalue");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JavaScript Functions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A function will be executed by an event or by a call to the function.</text:p>
                <text:p/>
                <text:p>Syntax:</text:p>
                <text:list>
                  <text:list-header>
                    <text:p>function functionname(var1,var2,...,varX)</text:p>
                    <text:p>{</text:p>
                    <text:p>some code</text:p>
                    <text:p>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JavaScript Loops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The for Loop</text:p>
                <text:list>
                  <text:list-header>
                    <text:p>for(var=startvalue;var&lt;=endvalue;</text:p>
                    <text:p>var=var+increment) <text:s/>{}</text:p>
                  </text:list-header>
                </text:list>
              </text:list-item>
              <text:list-item>
                <text:p>The while Loop</text:p>
                <text:list>
                  <text:list-header>
                    <text:p>while (var&lt;=endvalue) {}</text:p>
                  </text:list-header>
                </text:list>
              </text:list-item>
              <text:list-item>
                <text:p>The do...while Loop</text:p>
                <text:list>
                  <text:list-header>
                    <text:p>do { }</text:p>
                    <text:p>while (var&lt;=endvalue)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JavaScript For...In Statement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header>
                <text:p>&lt;script type="text/javascript"&gt;</text:p>
                <text:list>
                  <text:list-header>
                    <text:p>var x;</text:p>
                    <text:p>var mycars = new Array();</text:p>
                    <text:p>mycars[0] = "Saab";</text:p>
                    <text:p>mycars[1] = "Volvo";</text:p>
                    <text:p>mycars[2] = "BMW";</text:p>
                    <text:p>for (x in mycars)</text:p>
                  </text:list-header>
                </text:list>
                <text:p><text:s text:c="2"/><text:tab/><text:tab/><text:tab/>{</text:p>
                <text:p><text:s/><text:tab/><text:tab/><text:tab/>document.write(mycars[x] + "&lt;br /&gt;");</text:p>
                <text:p><text:s text:c="2"/><text:tab/>}</text:p>
                <text:p>&lt;/script&gt;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JavaScript Events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Events are actions that can be detected by JavaScript.</text:p>
                <text:list>
                  <text:list-item>
                    <text:list>
                      <text:list-item>
                        <text:p>onLoad and onUnload</text:p>
                      </text:list-item>
                      <text:list-item>
                        <text:p>onFocus, onBlur and onChange</text:p>
                      </text:list-item>
                      <text:list-item>
                        <text:p>onSubmit</text:p>
                      </text:list-item>
                      <text:list-item>
                        <text:p>onMouseOver and onMouseOut</text:p>
                        <text:p>Ex:</text:p>
                        <text:p>&lt;input type="text" size="30" id="email" onchange="checkEmail()"&g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JavaScript Browser Detection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The Navigator object contains information about the visitor's browser.</text:p>
                <text:list>
                  <text:list-header>
                    <text:p>&lt;html&gt;</text:p>
                    <text:list>
                      <text:list-header>
                        <text:p>&lt;body&gt;</text:p>
                        <text:list>
                          <text:list-header>
                            <text:p>&lt;script type="text/javascript"&gt;</text:p>
                            <text:list>
                              <text:list-header>
                                <text:p>var browser=navigator.appName;</text:p>
                                <text:p>var b_version=navigator.appVersion;</text:p>
                                <text:p>var version=parseFloat(b_version);</text:p>
                                <text:p>document.write("Browser name: "+ browser);</text:p>
                                <text:p>document.write("Browser version: "+ version);</text:p>
                              </text:list-header>
                            </text:list>
                            <text:p>&lt;/script&gt;</text:p>
                          </text:list-header>
                        </text:list>
                        <text:p>&lt;/body&gt;</text:p>
                      </text:list-header>
                    </text:list>
                    <text:p>&lt;/html&gt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JavaScript Cookies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With JavaScript, you can both create and retrieve cookie values.</text:p>
                <text:p>Create-</text:p>
                <text:p>document.cookie =</text:p>
                <text:p><text:s text:c="2"/>'ppkcookie1=testcookie; expires=Thu, 2 Aug 2009 20:47:11 UTC; path=/'</text:p>
                <text:p>Read-</text:p>
                <text:p>document.cookie.indexOf(c_name + "=");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8" presentation:class="page"/>
          <draw:frame presentation:style-name="pr5" draw:layer="layout" svg:width="15.239cm" svg:height="11.522cm" svg:x="1.905cm" svg:y="12.064cm" presentation:class="notes" presentation:user-transformed="true">
            <draw:text-box>
              <text:p>function getCookie(c_name)</text:p>
              <text:p>{</text:p>
              <text:p>if (document.cookie.length&gt;0)</text:p>
              <text:p><text:s text:c="2"/>{</text:p>
              <text:p><text:s text:c="2"/>c_start=document.cookie.indexOf(c_name + "=");</text:p>
              <text:p><text:s text:c="2"/>if (c_start!=-1)</text:p>
              <text:p><text:s text:c="4"/>{</text:p>
              <text:p><text:s text:c="4"/>c_start=c_start + c_name.length+1;</text:p>
              <text:p><text:s text:c="4"/>c_end=document.cookie.indexOf(";",c_start);</text:p>
              <text:p><text:s text:c="4"/>if (c_end==-1) c_end=document.cookie.length;</text:p>
              <text:p><text:s text:c="4"/>return unescape(document.cookie.substring(c_start,c_end));</text:p>
              <text:p><text:s text:c="4"/>}</text:p>
              <text:p><text:s text:c="2"/>}</text:p>
              <text:p>return "";</text:p>
              <text:p>}</text:p>
              <text:p/>
              <text:p/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14cm" svg:y="8.179cm" presentation:class="title" presentation:user-transformed="true">
          <draw:text-box>
            <text:p text:style-name="P3">Questions ?</text:p>
          </draw:text-box>
        </draw:frame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cccce6" draw:start-intensity="100%" draw:end-intensity="100%" draw:angle="2700" draw:border="0%"/>
    <draw:gradient draw:name="Gradient_20_8" draw:display-name="Gradient 8" draw:style="linear" draw:start-color="#ffffff" draw:end-color="#00007d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00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000000" fo:font-size="75%"/>
          </text:list-level-style-bullet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4pt" fo:font-style="normal" fo:text-shadow="none" style:text-underline-style="none" fo:font-weight="normal" style:font-family-asian="'DejaVu Sans'" style:font-family-generic-asian="system" style:font-pitch-asian="variable" style:font-size-asian="34pt" style:font-style-asian="normal" style:font-weight-asian="normal" style:font-family-complex="'DejaVu Sans'" style:font-family-generic-complex="system" style:font-pitch-complex="variable" style:font-size-complex="3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00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">
            <style:list-level-properties/>
            <style:text-properties fo:font-family="Wingdings" style:font-pitch="variable" style:font-charset="x-symbol" fo:color="#000000" fo:font-size="75%"/>
          </text:list-level-style-bullet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4pt" fo:font-style="normal" fo:text-shadow="none" style:text-underline-style="none" fo:font-weight="normal" style:letter-kerning="true" style:font-family-asian="'DejaVu Sans'" style:font-family-generic-asian="system" style:font-pitch-asian="variable" style:font-size-asian="34pt" style:font-style-asian="normal" style:font-weight-asian="normal" style:font-family-complex="'DejaVu Sans'" style:font-family-generic-complex="system" style:font-pitch-complex="variable" style:font-size-complex="34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gradient" draw:fill-color="#cccce6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7d"/>
    </style:style>
    <style:style style:name="Mgr4" style:family="graphic">
      <style:graphic-properties draw:stroke="none" draw:fill="gradient" draw:fill-color="#00007d" draw:fill-gradient-name="Gradient_20_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>
      <style:graphic-properties draw:stroke="none" draw:fill="solid" draw:fill-color="#cccce6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>
      <style:graphic-properties draw:stroke="none" draw:fill="solid" draw:fill-color="#9999c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>
      <style:graphic-properties draw:stroke="none" draw:fill="solid" draw:fill-color="#00007d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>
      <style:graphic-properties draw:stroke="none" draw:fill="solid" draw:fill-color="#000080" draw:textarea-horizontal-align="center" draw:textarea-vertical-align="top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9999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00007d"/>
    </style:style>
    <style:style style:name="Mpr2" style:family="presentation" style:parent-style-name="Default-backgroundobjects" style:list-style-name="ML2">
      <style:graphic-properties draw:stroke="none" draw:fill="none" draw:fill-color="#9999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00007d"/>
    </style:style>
    <style:style style:name="Mpr3" style:family="presentation" style:parent-style-name="Default-backgroundobjects">
      <style:graphic-properties draw:stroke="none" draw:fill="none" draw:fill-color="#9999ff" draw:textarea-horizontal-align="justify" draw:textarea-vertical-align="bottom" draw:auto-grow-height="false" draw:auto-grow-width="false" fo:min-height="1.325cm" fo:min-width="0cm" fo:padding-top="0.13cm" fo:padding-bottom="0.13cm" fo:padding-left="0.25cm" fo:padding-right="0.25cm" fo:wrap-option="wrap" draw:shadow="hidden" draw:shadow-color="#00007d"/>
    </style:style>
    <style:style style:name="Mpr4" style:family="presentation" style:parent-style-name="Title1-backgroundobjects">
      <style:graphic-properties draw:stroke="none" draw:fill="none" draw:fill-color="#9999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00007d"/>
    </style:style>
    <style:style style:name="Mpr5" style:family="presentation" style:parent-style-name="Title1-backgroundobjects" style:list-style-name="ML2">
      <style:graphic-properties draw:stroke="none" draw:fill="none" draw:fill-color="#9999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00007d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 style:writing-mode="lr-tb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style:writing-mode="tb-rl"/>
    </style:style>
    <style:style style:name="MP8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font-family="'Arial Black'" style:font-family-generic="swiss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8.044cm" svg:height="1.271cm" svg:x="8.678cm" svg:y="17.356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4" draw:layer="backgroundobjects" svg:width="5.927cm" svg:height="1.271cm" svg:x="18.202cm" svg:y="17.356cm" presentation:class="page-number">
        <draw:text-box>
          <text:p text:style-name="MP4"><text:span text:style-name="MT3"><text:page-number>&lt;number&gt;</text:page-number></text:span></text:p>
        </draw:text-box>
      </draw:frame>
      <draw:g>
        <draw:custom-shape draw:style-name="Mgr3" draw:text-style-name="MP5" draw:layer="backgroundobjects" svg:width="0.588cm" svg:height="1.482cm" svg:x="0cm" svg:y="0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backgroundobjects" svg:width="17.987cm" svg:height="0.763cm" svg:x="0.85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5" draw:layer="backgroundobjects" svg:width="0.284cm" svg:height="0.392cm" svg:x="0.844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5" draw:layer="backgroundobjects" svg:width="0.287cm" svg:height="0.384cm" svg:x="1.128cm" svg:y="0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5" draw:layer="backgroundobjects" svg:width="0.287cm" svg:height="0.392cm" svg:x="1.128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5" draw:layer="backgroundobjects" svg:width="0.281cm" svg:height="0.384cm" svg:x="0.565cm" svg:y="0.763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0.29cm" svg:height="0.384cm" svg:x="0.271cm" svg:y="0.379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5" draw:layer="backgroundobjects" svg:width="0.284cm" svg:height="0.384cm" svg:x="0.844cm" svg:y="0.754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5" draw:layer="backgroundobjects" svg:width="0.281cm" svg:height="0.379cm" svg:x="0.565cm" svg:y="1.138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2.86cm" svg:height="3.811cm" svg:x="1.27cm" svg:y="1.27cm" presentation:class="title" presentation:placeholder="true">
        <draw:text-box/>
      </draw:frame>
      <draw:frame presentation:style-name="Default-outline1" draw:layer="backgroundobjects" svg:width="22.86cm" svg:height="12.573cm" svg:x="1.27cm" svg:y="5.502cm" presentation:class="outline" presentation:placeholder="true">
        <draw:text-box/>
      </draw:frame>
      <draw:frame presentation:style-name="Mpr3" draw:text-style-name="MP6" draw:layer="backgroundobjects" svg:width="5.927cm" svg:height="1.324cm" svg:x="1.269cm" svg:y="17.346cm" presentation:class="date-time">
        <draw:text-box>
          <text:p text:style-name="MP6"><text:span text:style-name="MT2"><presentation:date-time/></text:span></text:p>
        </draw:text-box>
      </draw:frame>
      <draw:custom-shape draw:name="Rectangle 8" draw:style-name="Mgr8" draw:text-style-name="MP7" draw:layer="backgroundobjects" svg:width="19.05cm" svg:height="0.207cm" draw:transform="rotate (-1.57079632679579) translate (0.206cm 0cm)">
        <text:p/>
        <draw:enhanced-geometry draw:text-rotate-angle="-180" svg:viewBox="0 0 21600 21600" draw:type="rectangle" draw:enhanced-path="M 0 0 L 21600 0 21600 21600 0 21600 0 0 Z N"/>
      </draw:custom-shape>
      <draw:frame draw:style-name="Mgr9" draw:text-style-name="MP8" draw:layer="backgroundobjects" svg:width="5.08cm" svg:height="1.473cm" svg:x="19.05cm" svg:y="0.22cm">
        <draw:image xlink:href="Pictures/10000000000002A6000000DF30B3817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g>
        <draw:custom-shape draw:style-name="Mgr3" draw:text-style-name="MP5" draw:layer="backgroundobjects" svg:width="9.737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20.633cm" svg:height="7.038cm" svg:x="4.767cm" svg:y="4.696cm">
          <text:p/>
          <draw:enhanced-geometry svg:viewBox="0 0 21600 21600" draw:type="rectangle" draw:enhanced-path="M 0 0 L 21600 0 21600 21600 0 21600 0 0 Z N"/>
        </draw:custom-shape>
        <draw:g>
          <draw:custom-shape draw:style-name="Mgr6" draw:text-style-name="MP5" draw:layer="backgroundobjects" svg:width="1.601cm" svg:height="1.781cm" svg:x="1.592cm" svg:y="9.953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5" draw:layer="backgroundobjects" svg:width="1.596cm" svg:height="1.786cm" svg:x="4.767cm" svg:y="4.69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5" draw:layer="backgroundobjects" svg:width="1.627cm" svg:height="1.764cm" svg:x="6.337cm" svg:y="2.963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5" draw:layer="backgroundobjects" svg:width="1.622cm" svg:height="1.781cm" svg:x="3.171cm" svg:y="9.953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5" draw:layer="backgroundobjects" svg:width="1.627cm" svg:height="1.786cm" svg:x="6.337cm" svg:y="4.69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5" draw:layer="backgroundobjects" svg:width="1.622cm" svg:height="1.759cm" svg:x="3.171cm" svg:y="6.456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5" draw:layer="backgroundobjects" svg:width="1.618cm" svg:height="1.759cm" svg:x="0cm" svg:y="6.456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5" draw:layer="backgroundobjects" svg:width="1.596cm" svg:height="1.759cm" svg:x="4.767cm" svg:y="6.45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5" draw:layer="backgroundobjects" svg:width="1.601cm" svg:height="1.79cm" svg:x="1.592cm" svg:y="8.18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5" draw:layer="backgroundobjects" svg:width="1.622cm" svg:height="1.79cm" svg:x="3.171cm" svg:y="8.189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Mpr4" draw:text-style-name="MP6" draw:layer="backgroundobjects" svg:width="5.927cm" svg:height="1.271cm" svg:x="1.269cm" svg:y="17.35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3" draw:layer="backgroundobjects" svg:width="8.044cm" svg:height="1.271cm" svg:x="8.678cm" svg:y="17.356cm" presentation:class="footer">
        <draw:text-box>
          <text:p text:style-name="MP3"><text:span text:style-name="MT2"><presentation:footer/></text:span></text:p>
        </draw:text-box>
      </draw:frame>
      <draw:frame presentation:style-name="Mpr5" draw:text-style-name="MP4" draw:layer="backgroundobjects" svg:width="5.927cm" svg:height="1.271cm" svg:x="18.202cm" svg:y="17.356cm" presentation:class="page-number">
        <draw:text-box>
          <text:p text:style-name="MP4"><text:span text:style-name="MT3"><text:page-number>&lt;number&gt;</text:page-number></text:span></text:p>
        </draw:text-box>
      </draw:frame>
      <draw:frame presentation:style-name="Title1-title" draw:layer="backgroundobjects" svg:width="16.722cm" svg:height="6.139cm" svg:x="8.255cm" svg:y="5.08cm" presentation:class="title" presentation:placeholder="true">
        <draw:text-box/>
      </draw:frame>
      <draw:custom-shape draw:name="Rectangle 8" draw:style-name="Mgr8" draw:text-style-name="MP7" draw:layer="backgroundobjects" svg:width="19.05cm" svg:height="0.207cm" draw:transform="rotate (-1.57079632679579) translate (0.206cm 0cm)">
        <text:p/>
        <draw:enhanced-geometry draw:text-rotate-angle="-180" svg:viewBox="0 0 21600 21600" draw:type="rectangle" draw:enhanced-path="M 0 0 L 21600 0 21600 21600 0 21600 0 0 Z N"/>
      </draw:custom-shap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creation-date>2010-01-18T14:54:07</meta:creation-date>
    <meta:editing-cycles>104</meta:editing-cycles>
    <meta:editing-duration>PT10H30M36S</meta:editing-duration>
    <meta:generator>OpenOffice.org/3.0$Linux OpenOffice.org_project/300m15$Build-9379</meta:generator>
    <dc:date>2010-01-27T16:26:50</dc:date>
    <meta:document-statistic meta:object-count="126"/>
    <meta:user-defined meta:name="Info 1"/>
    <meta:user-defined meta:name="Info 2"/>
    <meta:user-defined meta:name="Info 3"/>
    <meta:user-defined meta:name="Info 4"/>
  </office:meta>
</office:document-meta>
</file>